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152cm" draw:textarea-horizontal-align="center" draw:textarea-vertical-align="middle"/>
    </style:style>
    <style:style style:name="gr2" style:family="graphic" style:parent-style-name="W_5f_Label">
      <style:graphic-properties draw:auto-grow-width="false" fo:min-width="1.294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W_5f_Component" draw:text-style-name="P1" draw:id="id4" draw:layer="layout" svg:width="1.905cm" svg:height="0.699cm" svg:x="2.667cm" svg:y="3.873cm">
          <text:p><text:span text:style-name="T1">f();</text:span></text:p>
        </draw:rect>
        <draw:rect draw:style-name="W_5f_Component" draw:text-style-name="P1" draw:id="id2" draw:layer="layout" svg:width="1.904cm" svg:height="0.699cm" svg:x="2.667cm" svg:y="2.54cm">
          <text:p><text:span text:style-name="T1">g();</text:span></text:p>
        </draw:rect>
        <draw:rect draw:style-name="W_5f_Component" draw:text-style-name="P1" draw:id="id1" draw:layer="layout" svg:width="1.841cm" svg:height="0.714cm" svg:x="1.34cm" svg:y="0.683cm">
          <text:p><text:span text:style-name="T1">h();</text:span></text:p>
        </draw:rect>
        <draw:rect draw:style-name="W_5f_Component" draw:text-style-name="P1" draw:id="id3" draw:layer="layout" svg:width="1.841cm" svg:height="0.699cm" svg:x="4.064cm" svg:y="0.698cm">
          <text:p><text:span text:style-name="T1">k();</text:span></text:p>
        </draw:rect>
        <draw:connector draw:style-name="W_5f_Arrow" draw:layer="layout" svg:x1="2.26cm" svg:y1="1.397cm" svg:x2="3.619cm" svg:y2="2.54cm" draw:start-shape="id1" draw:end-shape="id2" draw:end-glue-point="0" svg:d="m2260 1397v572h1359v571">
          <text:p/>
        </draw:connector>
        <draw:connector draw:style-name="W_5f_Arrow" draw:layer="layout" draw:line-skew="-0.252cm" svg:x1="4.984cm" svg:y1="1.397cm" svg:x2="3.62cm" svg:y2="2.541cm" draw:start-shape="id3" svg:d="m4984 1397v571h-1364v573">
          <text:p/>
        </draw:connector>
        <draw:connector draw:style-name="gr1" draw:text-style-name="P2" draw:layer="layout" svg:x1="3.619cm" svg:y1="3.239cm" svg:x2="3.619cm" svg:y2="3.873cm" draw:start-shape="id2" draw:start-glue-point="2" draw:end-shape="id4" draw:end-glue-point="0" svg:d="m3619 3239v634">
          <text:p/>
        </draw:connector>
        <draw:connector draw:style-name="W_5f_Arrow" draw:layer="layout" svg:x1="3.619cm" svg:y1="3.239cm" svg:x2="3.619cm" svg:y2="3.873cm" draw:start-shape="id2" draw:start-glue-point="2" draw:end-shape="id4" draw:end-glue-point="0" svg:d="m3619 3239v634">
          <text:p/>
        </draw:connector>
      </draw:page>
      <draw:page draw:name="page2" draw:style-name="dp1" draw:master-page-name="Default">
        <draw:rect draw:style-name="W_5f_Component" draw:text-style-name="P1" draw:id="id9" draw:layer="layout" svg:width="2.032cm" svg:height="0.635cm" svg:x="2.667cm" svg:y="4.127cm">
          <text:p text:style-name="P3"><text:span text:style-name="T1">f();</text:span></text:p>
        </draw:rect>
        <draw:rect draw:style-name="W_5f_Component" draw:text-style-name="P1" draw:id="id8" draw:layer="layout" svg:width="2.031cm" svg:height="0.635cm" svg:x="2.667cm" svg:y="3.048cm">
          <text:p text:style-name="P3"><text:span text:style-name="T1">g();</text:span></text:p>
        </draw:rect>
        <draw:rect draw:style-name="W_5f_Component" draw:text-style-name="P1" draw:id="id5" draw:layer="layout" svg:width="2.032cm" svg:height="0.635cm" svg:x="1.27cm" svg:y="0.508cm">
          <text:p text:style-name="P3"><text:span text:style-name="T1">h();</text:span></text:p>
        </draw:rect>
        <draw:rect draw:style-name="W_5f_Component" draw:text-style-name="P1" draw:id="id7" draw:layer="layout" svg:width="1.968cm" svg:height="0.635cm" svg:x="4.064cm" svg:y="0.508cm">
          <text:p text:style-name="P3"><text:span text:style-name="T1">k();</text:span></text:p>
        </draw:rect>
        <draw:connector draw:style-name="W_5f_Arrow" draw:layer="layout" svg:x1="2.286cm" svg:y1="1.143cm" svg:x2="3.682cm" svg:y2="1.905cm" draw:start-shape="id5" draw:start-glue-point="2" draw:end-shape="id6" draw:end-glue-point="0" svg:d="m2286 1143v381h1396v381">
          <text:p/>
        </draw:connector>
        <draw:connector draw:style-name="W_5f_Arrow" draw:layer="layout" svg:x1="5.048cm" svg:y1="1.143cm" svg:x2="3.682cm" svg:y2="1.905cm" draw:start-shape="id7" draw:start-glue-point="2" draw:end-shape="id6" draw:end-glue-point="0" svg:d="m5048 1143v381h-1366v381">
          <text:p/>
        </draw:connector>
        <draw:rect draw:style-name="W_5f_Component" draw:text-style-name="P1" draw:id="id6" draw:layer="layout" svg:width="2.033cm" svg:height="0.635cm" svg:x="2.666cm" svg:y="1.905cm">
          <text:p text:style-name="P3"><text:span text:style-name="T1">if_1();</text:span></text:p>
        </draw:rect>
        <draw:frame draw:style-name="W_5f_Label" draw:layer="layout" svg:width="1.984cm" svg:height="0.624cm" svg:x="1.587cm" svg:y="1.397cm">
          <draw:text-box>
            <text:p>_parent</text:p>
          </draw:text-box>
        </draw:frame>
        <draw:frame draw:style-name="W_5f_Label" draw:layer="layout" svg:width="1.984cm" svg:height="0.624cm" svg:x="3.81cm" svg:y="1.397cm">
          <draw:text-box>
            <text:p>_parent</text:p>
          </draw:text-box>
        </draw:frame>
        <draw:frame draw:style-name="gr2" draw:layer="layout" svg:width="1.984cm" svg:height="0.624cm" svg:x="3.81cm" svg:y="3.556cm">
          <draw:text-box>
            <text:p>_parent</text:p>
          </draw:text-box>
        </draw:frame>
        <draw:frame draw:style-name="W_5f_Label" draw:layer="layout" svg:width="1.772cm" svg:height="0.624cm" svg:x="3.794cm" svg:y="2.487cm">
          <draw:text-box>
            <text:p>_outer</text:p>
          </draw:text-box>
        </draw:frame>
        <draw:connector draw:style-name="W_5f_Arrow" draw:layer="layout" svg:x1="3.682cm" svg:y1="2.54cm" svg:x2="3.682cm" svg:y2="3.048cm" draw:start-shape="id6" draw:start-glue-point="2" draw:end-shape="id8" draw:end-glue-point="0" svg:d="m3682 2540v508">
          <text:p/>
        </draw:connector>
        <draw:connector draw:style-name="W_5f_Arrow" draw:layer="layout" svg:x1="3.682cm" svg:y1="3.683cm" svg:x2="3.683cm" svg:y2="4.127cm" draw:start-shape="id8" draw:start-glue-point="2" draw:end-shape="id9" draw:end-glue-point="0" svg:d="m3682 3683v222h1v2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_5f_Component" style:display-name="W_Component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textarea-horizontal-align="center" draw:textarea-vertical-align="middle"/>
      <style:paragraph-properties fo:text-align="center"/>
      <style:text-properties fo:font-family="'Courier New'" style:font-style-name="Regular" style:font-family-generic="modern" style:font-pitch="fixed" fo:font-size="12pt"/>
    </style:style>
    <style:style style:name="W_5f_Arrow" style:display-name="W_Arrow" style:family="graphic" style:parent-style-name="standard">
      <style:graphic-properties draw:stroke-dash="Dash_20_2" svg:stroke-width="0.025cm" svg:stroke-color="#808080" draw:marker-start-width="0.33cm" draw:marker-end="Arrow" draw:marker-end-width="0.127cm" draw:fill-gradient-name="Gradient_20_8" draw:fill-hatch-name="Hatch_20_1" draw:fill-image-name="Bitmape_20_1" draw:textarea-horizontal-align="center" draw:textarea-vertical-align="middle"/>
      <style:paragraph-properties fo:text-align="center"/>
    </style:style>
    <style:style style:name="W_5f_Label" style:display-name="W_Label" style:family="graphic" style:parent-style-name="standard">
      <style:graphic-properties draw:stroke="none" draw:stroke-dash="Dash_20_2" svg:stroke-color="#000000" draw:fill="none" draw:fill-color="#ffffff" draw:fill-gradient-name="Gradient_20_8" draw:fill-hatch-name="Hatch_20_1" draw:fill-image-name="Bitmape_20_1" draw:textarea-horizontal-align="left" draw:auto-grow-height="true" draw:auto-grow-width="true" fo:min-height="0cm" fo:min-width="0cm"/>
      <style:text-properties fo:color="#000080" fo:font-family="'Courier New'" style:font-style-name="Regular" style:font-family-generic="modern" style:font-pitch="fixed" fo:font-size="10pt"/>
    </style:style>
  </office:styles>
  <office:automatic-styles>
    <style:page-layout style:name="PM0">
      <style:page-layout-properties fo:margin-top="0cm" fo:margin-bottom="0cm" fo:margin-left="0cm" fo:margin-right="0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stin Wozniak</meta:initial-creator>
    <meta:creation-date>2011-10-17T14:51:46.78</meta:creation-date>
    <dc:date>2011-10-17T15:23:57.18</dc:date>
    <dc:creator>Justin Wozniak</dc:creator>
    <meta:editing-duration>PT00H31M10S</meta:editing-duration>
    <meta:editing-cycles>4</meta:editing-cycles>
    <meta:generator>OpenOffice.org/3.2$Win32 OpenOffice.org_project/320m12$Build-9483</meta:generator>
    <meta:document-statistic meta:object-count="21"/>
  </office:meta>
</office:document-meta>
</file>